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5" svg:font-family="標楷體" style:font-adornments="粗體" style:font-family-generic="script" style:font-pitch="fixed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4" svg:font-family="'Comic Sans MS'" style:font-adornments="標準" style:font-family-generic="script" style:font-pitch="variable"/>
    <style:font-face style:name="Comic Sans MS" svg:font-family="'Comic Sans MS'" style:font-adornments="義式斜體" style:font-family-generic="script" style:font-pitch="variable"/>
    <style:font-face style:name="標楷體2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標楷體4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2" svg:font-family="'Comic Sans MS'" style:font-family-generic="system" style:font-pitch="variable"/>
    <style:font-face style:name="Comic Sans MS3" svg:font-family="'Comic Sans MS'" style:font-adornments="標準" style:font-family-generic="system" style:font-pitch="variable"/>
    <style:font-face style:name="Comic Sans MS1" svg:font-family="'Comic Sans MS'" style:font-adornments="義式斜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6" svg:font-family="標楷體" style:font-family-generic="system" style:font-pitch="variable"/>
    <style:font-face style:name="標楷體8" svg:font-family="標楷體" style:font-adornments="標準" style:font-family-generic="system" style:font-pitch="variable"/>
    <style:font-face style:name="標楷體3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textarea-vertical-align="middle"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cm" fo:margin-bottom="0.371cm" fo:text-indent="0cm" style:writing-mode="lr-tb"/>
      <style:text-properties fo:hyphenate="false" loext:hyphenation-no-caps="false"/>
    </style:style>
    <style:style style:name="T1" style:family="text">
      <style:text-properties fo:font-size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生物科暑假作業</text:p>
          </draw:text-box>
        </draw:frame>
        <draw:frame presentation:style-name="pr2" draw:text-style-name="P3" draw:layer="layout" svg:width="25cm" svg:height="3.25cm" svg:x="1.25cm" svg:y="10.75cm" presentation:class="subtitle" presentation:user-transformed="true">
          <draw:text-box>
            <text:p text:style-name="P2"><text:span text:style-name="T1">72014</text:span><text:span text:style-name="T1">鍾定栩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目錄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觀察對象簡介<text:tab/><text:tab/><text:tab/>P.3</text:p>
              </text:list-item>
              <text:list-item>
                <text:p text:style-name="P1">觀察目的<text:tab/><text:tab/><text:tab/><text:tab/><text:tab/>P.4</text:p>
              </text:list-item>
              <text:list-item>
                <text:p text:style-name="P1">觀察方式<text:tab/><text:tab/><text:tab/><text:tab/><text:tab/>P.5</text:p>
              </text:list-item>
              <text:list-item>
                <text:p text:style-name="P1">結果<text:tab/><text:tab/><text:tab/><text:tab/><text:tab/><text:tab/><text:tab/>P.6</text:p>
              </text:list-item>
              <text:list-item>
                <text:p text:style-name="P1">心得<text:tab/><text:tab/><text:tab/><text:tab/><text:tab/><text:tab/><text:tab/>P.7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觀察對象簡介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觀察對象：媽媽</text:p>
              </text:list-item>
              <text:list-item>
                <text:p text:style-name="P1">根據我的了解，她很容易生氣，但這或許只是我的誤解，或者是其實真的是這樣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觀察目的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了解媽媽生氣的主要原因，減少她生氣的次數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觀察方式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記錄當天的生氣程度及主要原因。</text:p>
              </text:list-item>
              <text:list-item>
                <text:p text:style-name="P6">紀錄檔案請見附件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結果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媽媽最常生氣的原因是妹妹拖拖拉拉，不管是叫妹妹去跳繩還是吃飯，都非常的慢，這是媽媽最不能接受的。其次，就是我發出來的聲音，不管怎樣她就是嫌我吵，但明明其實我並沒有很吵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心得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經過這次觀察，我了解了媽媽平常生氣的原因，希望以後可以不要讓媽媽一直生氣，才能陪伴我們久一點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5" svg:font-family="標楷體" style:font-adornments="粗體" style:font-family-generic="script" style:font-pitch="fixed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4" svg:font-family="'Comic Sans MS'" style:font-adornments="標準" style:font-family-generic="script" style:font-pitch="variable"/>
    <style:font-face style:name="Comic Sans MS" svg:font-family="'Comic Sans MS'" style:font-adornments="義式斜體" style:font-family-generic="script" style:font-pitch="variable"/>
    <style:font-face style:name="標楷體2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標楷體4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2" svg:font-family="'Comic Sans MS'" style:font-family-generic="system" style:font-pitch="variable"/>
    <style:font-face style:name="Comic Sans MS3" svg:font-family="'Comic Sans MS'" style:font-adornments="標準" style:font-family-generic="system" style:font-pitch="variable"/>
    <style:font-face style:name="Comic Sans MS1" svg:font-family="'Comic Sans MS'" style:font-adornments="義式斜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6" svg:font-family="標楷體" style:font-family-generic="system" style:font-pitch="variable"/>
    <style:font-face style:name="標楷體8" svg:font-family="標楷體" style:font-adornments="標準" style:font-family-generic="system" style:font-pitch="variable"/>
    <style:font-face style:name="標楷體3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omic Sans MS4" fo:font-family="'Comic Sans MS'" style:font-style-name="標準" style:font-family-generic="script" style:font-pitch="variable" fo:font-size="22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Comic Sans MS4" fo:font-family="'Comic Sans MS'" style:font-style-name="標準" style:font-family-generic="script" style:font-pitch="variable" fo:font-size="24pt" style:letter-kerning="true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textarea-vertical-align="middle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align="center" fo:text-indent="0cm"/>
      <style:text-properties fo:color="#dbf5f9" loext:opacity="100%" style:text-outline="false" style:text-line-through-style="none" style:text-line-through-type="none" style:font-name="Comic Sans MS4" fo:font-family="'Comic Sans MS'" style:font-style-name="標準" style:font-family-generic="script" style:font-pitch="variable" fo:font-size="21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graphic-properties draw:textarea-vertical-align="middle"/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graphic-properties draw:textarea-vertical-align="middle"/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graphic-properties draw:textarea-vertical-align="middle"/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graphic-properties draw:textarea-vertical-align="middle"/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graphic-properties draw:textarea-vertical-align="middle"/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graphic-properties draw:textarea-vertical-align="middle"/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" fo:font-family="'Comic Sans MS'" style:font-style-name="義式斜體" style:font-family-generic="script" style:font-pitch="variable" fo:font-size="3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style:font-name-asian="標楷體5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4" fo:font-family="'Comic Sans MS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1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Comic Sans MS4" fo:font-family="'Comic Sans MS'" style:font-style-name="標準" style:font-family-generic="script" style:font-pitch="variable" fo:font-size="24pt" style:letter-kerning="true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Comic Sans MS4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4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1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Comic Sans MS4" fo:font-family="'Comic Sans MS'" style:font-style-name="標準" style:font-family-generic="script" style:font-pitch="variable" fo:font-size="24pt" style:letter-kerning="true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Comic Sans MS4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style:font-name="Comic Sans MS4" fo:font-family="'Comic Sans MS'" style:font-style-name="標準" style:font-family-generic="script" style:font-pitch="variable"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Comic Sans MS4" fo:font-family="'Comic Sans MS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1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Comic Sans MS4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1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7T13:15:15.022000000</meta:creation-date>
    <meta:editing-duration>PT35M41S</meta:editing-duration>
    <meta:editing-cycles>9</meta:editing-cycles>
    <meta:generator>LibreOffice/7.1.6.2$Windows_X86_64 LibreOffice_project/0e133318fcee89abacd6a7d077e292f1145735c3</meta:generator>
    <dc:title>簡報範本</dc:title>
    <dc:date>2023-08-22T15:52:10.368000000</dc:date>
    <meta:document-statistic meta:object-count="72"/>
  </office:meta>
</office:document-meta>
</file>